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4cm" svg:height="1.4cm" svg:x="13.4cm" svg:y="6.3cm">
          <text:p text:style-name="P1"><text:span text:style-name="T1">De</text:span><text:span text:style-name="T1">liv</text:span><text:span text:style-name="T1">ere</text:span><text:span text:style-name="T1">d </text:span><text:span text:style-name="T1">Be</text:span><text:span text:style-name="T1">ari</text:span><text:span text:style-name="T1">ng </text:span><text:span text:style-name="T1">Bo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1.4cm" svg:x="9.3cm" svg:y="12.2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4cm" svg:height="1.4cm" svg:x="9.3cm" svg:y="9.2cm">
          <text:p text:style-name="P1"><text:span text:style-name="T1">Ha</text:span><text:span text:style-name="T1">ve </text:span><text:span text:style-name="T1">be</text:span><text:span text:style-name="T1">ari</text:span><text:span text:style-name="T1">ng </text:span><text:span text:style-name="T1">bo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4cm" svg:height="1.4cm" svg:x="16.8cm" svg:y="9.2cm">
          <text:p text:style-name="P1"><text:span text:style-name="T1">Dropped bearing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4cm" svg:height="1.4cm" svg:x="16.8cm" svg:y="12.2cm">
          <text:p text:style-name="P1"><text:span text:style-name="T1">At delivery bo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2cm" svg:y1="10.6cm" svg:x2="12cm" svg:y2="12.2cm" draw:start-shape="id1" draw:start-glue-point="2" draw:end-shape="id2" draw:end-glue-point="0" svg:d="M12000 10600v501 598 501" svg:viewBox="0 0 1 1601">
          <text:p/>
        </draw:connector>
        <draw:connector draw:style-name="gr2" draw:text-style-name="P3" draw:layer="layout" draw:type="lines" svg:x1="16.1cm" svg:y1="7.7cm" svg:x2="12cm" svg:y2="9.2cm" draw:start-shape="id3" draw:start-glue-point="2" draw:end-shape="id1" draw:end-glue-point="0" svg:d="M16100 7700v501l-4100 498v501" svg:viewBox="0 0 4101 1501">
          <text:p/>
        </draw:connector>
        <draw:connector draw:style-name="gr2" draw:text-style-name="P3" draw:layer="layout" draw:type="lines" svg:x1="16.1cm" svg:y1="7.7cm" svg:x2="19.5cm" svg:y2="9.2cm" draw:start-shape="id3" draw:start-glue-point="2" draw:end-shape="id4" draw:end-glue-point="0" svg:d="M16100 7700v501l3400 498v501" svg:viewBox="0 0 3401 1501">
          <text:p/>
        </draw:connector>
        <draw:connector draw:style-name="gr2" draw:text-style-name="P3" draw:layer="layout" draw:type="lines" svg:x1="19.5cm" svg:y1="10.6cm" svg:x2="19.5cm" svg:y2="12.2cm" draw:start-shape="id4" draw:start-glue-point="2" draw:end-shape="id5" svg:d="M19500 10600v501 598 501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09:19:16.791604888</meta:creation-date>
    <dc:date>2016-12-28T10:23:54.107113733</dc:date>
    <meta:editing-duration>PT4M17S</meta:editing-duration>
    <meta:editing-cycles>1</meta:editing-cycles>
    <meta:document-statistic meta:object-count="9"/>
    <meta:generator>LibreOffice/5.1.6.2.0$Linux_X86_64 LibreOffice_project/10$Build-2</meta:generator>
  </office:meta>
</office:document-meta>
</file>